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2"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9"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70"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7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8201912087659702542"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 Proficiency</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text:span><text:soft-page-break/><text:span text:style-name="T8">any </text:span><text:span text:style-name="T7">Professional Skill</text:span><text:span text:style-name="T8"> costs a number of EXP </text:span><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6"><text:tab/>Some Actions rely on your currently wielded Weapon to determine the number of Action Points spent while taking that Action. These Actions include a 'W' in their AP cost – W is equal to your Weapon's Action Point cost as determined by their <text:span text:style-name="T1">Size Tag</text:span><text:span text:style-name="T11"> (see </text:span><text:span text:style-name="T3">Equipment</text:span><text:span text:style-name="T11">).</text:spa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6795247610127334782"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text:soft-page-break/>you've "hit".</text:p>
            </text:list-item>
            <text:list-item>
              <text:p text:style-name="P29">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9135631695177430807" text:style-name="L3">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7489080308548645063"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6170378171286387351"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3126953033765802038"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3572945525491731519"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8649622524776636908"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7520096778321725774"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4461412442384760834" text:style-name="L10">
        <text:list-item>
          <text:list>
            <text:list-item>
              <text:p text:style-name="P37"><text:soft-page-break/>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6205936485430250023" text:style-name="L11">
        <text:list-item>
          <text:list>
            <text:list-item>
              <text:p text:style-name="P38">You manipulate an object or perform a simple action.</text:p>
              <text:p text:style-name="P62">The following actions are example uses of the Interact Action:</text:p>
              <text:list>
                <text:list-item>
                  <text:p text:style-name="P38"><text:span text:style-name="T1">UNPACK</text:span>: You gather a packed item into your hand.</text:p>
                </text:list-item>
                <text:list-item>
                  <text:p text:style-name="P38"><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 (see <text:span text:style-name="T2">Gaining and Improving Skill Proficiency</text:span>).</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 Your current Vitality can never be greater than your Maximum Vitality.</text:p>
      <text:p text:style-name="P6"/>
      <text:p text:style-name="P6"><text:tab/>As your Vitality approaches 0, you are beginning to die. When you take damage that would reduce your Vitality to a value equal to or less than 0, you gain a Wound. If you did not die from that damage or that Wound, expend a Hit Die. Your Vitality becomes equal to the number rolled plus your Constitution Modifier.</text:p>
      <text:p text:style-name="P6"/>
      <text:p text:style-name="P6"><text:tab/>When you have more Wounds than the value of your Constitution Modifier, at the beginning of your turn, and whenever you take another Wound, make a <text:span text:style-name="T2">Death Call</text:span>. </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1742179787256685144" text:style-name="L12">
        <text:list-item>
          <text:list>
            <text:list-item>
              <text:p text:style-name="P39"><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16">Death &amp; Dying</text:p>
      <text:p text:style-name="P10">Death Calls</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9"/>
      <text:p text:style-name="P10">Death By Damage</text:p>
      <text:p text:style-name="P9"><text:tab/>If you ever take damage that would reduce your current Vitality to a negative number equal or greater than half your Maximum Vitality, you die.</text:p>
      <text:p text:style-name="P9"/>
      <text:p text:style-name="P10">Death By Wounds</text:p>
      <text:p text:style-name="P9"><text:tab/>If you ever have a number of Wounds equal to your Constitution Score,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3389393972163847916" text:style-name="L13">
        <text:list-header>
          <text:p text:style-name="P40">'High Ready' is an upright position, where your character has their weapon in a forward battle-ready position. You are favoring offence in this stance.</text:p>
        </text:list-header>
      </text:list>
      <text:list xml:id="list5417146521805812613" text:style-name="L14">
        <text:list-item>
          <text:list>
            <text:list-item>
              <text:p text:style-name="P41">While you are in the 'High Ready' Stance, you have +1 on Initiative Rolls and a +2 to Attack Rolls.</text:p>
            </text:list-item>
          </text:list>
        </text:list-item>
      </text:list>
      <text:p text:style-name="P6"/>
      <text:list xml:id="list32696449" text:continue-numbering="true" text:style-name="L14">
        <text:list-header>
          <text:p text:style-name="P41">'Low Ready' is an upright position, where your character has their weapon in a lowered position.</text:p>
        </text:list-header>
      </text:list>
      <text:list xml:id="list7689425642755345541"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3857061175392486773"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6"/>
      <text:list xml:id="list3973298765273945867"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307414034201595531"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text:soft-page-break/>of your Cover, you impose -6 to hit on that attack.</text:p>
            </text:list-item>
          </text:list>
          <text:p text:style-name="P45">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8492381709846900286" text:style-name="L19">
        <text:list-item>
          <text:list>
            <text:list-item>
              <text:p text:style-name="P46">Reflex (DEX/INT)</text:p>
              <text:list>
                <text:list-header>
                  <text:p text:style-name="P63">Your character's Reflex is their ability to completely out-maneuver a direct physical attack.</text:p>
                </text:list-header>
              </text:list>
            </text:list-item>
            <text:list-item>
              <text:p text:style-name="P46">Fortitude (STR/CON)</text:p>
              <text:list>
                <text:list-header>
                  <text:p text:style-name="P63">Your character's Fortitude is their ability to ignore and combat internal effects and changes.</text:p>
                </text:list-header>
              </text:list>
            </text:list-item>
            <text:list-item>
              <text:p text:style-name="P46">Will (WIS/CHA)</text:p>
              <text:list>
                <text:list-header>
                  <text:p text:style-name="P63">Your character's Will is their ability to withstand harmful mental effects, natural, magical, or otherwise.</text:p>
                </text:list-header>
              </text:list>
            </text:list-item>
          </text:list>
        </text:list-item>
      </text:list>
      <text:p text:style-name="P8">Melee Weaponry</text:p>
      <text:list xml:id="list8997754165143020850" text:style-name="L20">
        <text:list-item>
          <text:list>
            <text:list-item>
              <text:p text:style-name="P47">Short Blunt (STR/DEX)</text:p>
              <text:list>
                <text:list-header>
                  <text:p text:style-name="P64">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4">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4">Short Blades are your shanks, shivs, and daggers. History's favorite tool.</text:p>
                </text:list-header>
              </text:list>
            </text:list-item>
            <text:list-item>
              <text:p text:style-name="P47">Long Blade (STR/DEX)</text:p>
              <text:list>
                <text:list-header>
                  <text:p text:style-name="P64">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4">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4">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4">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141904620162631521" text:style-name="L21">
        <text:list-item>
          <text:list>
            <text:list-item>
              <text:p text:style-name="P48">Sling (DEX)</text:p>
              <text:list>
                <text:list-header>
                  <text:p text:style-name="P65">Using the power of momentum, Slings fire a number of small projectiles, including scavenged pebbles, polished pellets, or even small explosives. </text:p>
                </text:list-header>
              </text:list>
            </text:list-item>
            <text:list-item>
              <text:p text:style-name="P48">Bow (DEX)</text:p>
              <text:list>
                <text:list-header>
                  <text:p text:style-name="P65"><text:soft-page-break/>Using the power of elastics, Bows fire arrows at high speeds to pierce through armoring and cause significant internal damage.</text:p>
                </text:list-header>
              </text:list>
            </text:list-item>
            <text:list-item>
              <text:p text:style-name="P48">Crossbow (DEX)</text:p>
              <text:list>
                <text:list-header>
                  <text:p text:style-name="P65">Using the power of elastics and the stability of the buttstock, Crossbows fire a smaller arrow known as a bolt at high speeds and with great accuracy.</text:p>
                </text:list-header>
              </text:list>
            </text:list-item>
            <text:list-item>
              <text:p text:style-name="P48">Pistol (DEX)</text:p>
              <text:list>
                <text:list-header>
                  <text:p text:style-name="P65">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5">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5">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3434417254609816832" text:style-name="L22">
        <text:list-item>
          <text:list>
            <text:list-item>
              <text:p text:style-name="P49">Athletics (STR)</text:p>
              <text:list>
                <text:list-header>
                  <text:p text:style-name="P66">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6">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6">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6">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6">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6">Throwing is the application of technique and force to propel an object. Throwing is used by some Weapons and Equipment.</text:p>
                </text:list-header>
              </text:list>
            </text:list-item>
            <text:list-item>
              <text:p text:style-name="P49">Endurance (CON)</text:p>
              <text:list>
                <text:list-header>
                  <text:p text:style-name="P66">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8842289739803642328" text:style-name="L23">
        <text:list-item>
          <text:list>
            <text:list-item>
              <text:p text:style-name="P50">Appraise (INT)</text:p>
              <text:list>
                <text:list-header>
                  <text:p text:style-name="P67">Appraise is the ability to accurately estimate the value or worth of an object. Appraise is used while participating in mercantilism.</text:p>
                </text:list-header>
              </text:list>
            </text:list-item>
            <text:list-item>
              <text:p text:style-name="P50">Investigation (INT)</text:p>
              <text:list>
                <text:list-header>
                  <text:p text:style-name="P67">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7">Animal Empathy is the ability to <text:soft-page-break/>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7">Deduction is the ability to intuit the accuracy of statements made by another or to intuit the general mental state of another. Deduction is used to predict another person's intention.</text:p>
                </text:list-header>
              </text:list>
            </text:list-item>
            <text:list-item>
              <text:p text:style-name="P50">Perception (WIS)</text:p>
              <text:list>
                <text:list-header>
                  <text:p text:style-name="P67">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7">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7">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7">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7">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7">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6585043646800218304" text:style-name="L24">
        <text:list-item>
          <text:list>
            <text:list-item>
              <text:p text:style-name="P51">Arcana (INT)</text:p>
              <text:list>
                <text:list-header>
                  <text:p text:style-name="P68">Arcane is the understanding of extra-natural phenomenon, such as the mystical or occult.</text:p>
                </text:list-header>
              </text:list>
            </text:list-item>
            <text:list-item>
              <text:p text:style-name="P51">Bureaucracy (WIS)</text:p>
              <text:list>
                <text:list-header>
                  <text:p text:style-name="P68">Bureaucracy is the understanding of organizational operation.</text:p>
                </text:list-header>
              </text:list>
            </text:list-item>
            <text:list-item>
              <text:p text:style-name="P51">Culture (WIS)</text:p>
              <text:list>
                <text:list-header>
                  <text:p text:style-name="P68">Culture is the understanding of norms and ideology.</text:p>
                </text:list-header>
              </text:list>
            </text:list-item>
            <text:list-item>
              <text:p text:style-name="P51">Engineering (INT)</text:p>
              <text:list>
                <text:list-header>
                  <text:p text:style-name="P68">Engineering is the understanding of physical mechanics.</text:p>
                </text:list-header>
              </text:list>
            </text:list-item>
            <text:list-item>
              <text:p text:style-name="P51">Medicine (WIS)</text:p>
              <text:list>
                <text:list-header>
                  <text:p text:style-name="P68">Medical is the understanding of medical processes and effects.</text:p>
                </text:list-header>
              </text:list>
            </text:list-item>
            <text:list-item>
              <text:p text:style-name="P51">Nature (INT)</text:p>
              <text:list>
                <text:list-header>
                  <text:p text:style-name="P68">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327931753406513901" text:style-name="L25">
        <text:list-item>
          <text:list>
            <text:list-item>
              <text:p text:style-name="P52">Alchemy (INT)</text:p>
              <text:list>
                <text:list-header>
                  <text:p text:style-name="P69">Alchemy is the skillset applied while creating "artificial" or "processed" chemical items.</text:p>
                </text:list-header>
              </text:list>
            </text:list-item>
            <text:list-item>
              <text:p text:style-name="P52">Artistry (CHA)</text:p>
              <text:list>
                <text:list-header>
                  <text:p text:style-name="P69">Artistry is the skillset applied while creating physical static art, such as a painting or sculpture.</text:p>
                </text:list-header>
              </text:list>
            </text:list-item>
            <text:list-item>
              <text:p text:style-name="P52">Bushcraft (WIS)</text:p>
              <text:list>
                <text:list-header>
                  <text:p text:style-name="P69">Bushcraft is the skillset applied <text:soft-page-break/>while surviving the wilderness.</text:p>
                </text:list-header>
              </text:list>
            </text:list-item>
            <text:list-item>
              <text:p text:style-name="P52">Cooking (WIS)</text:p>
              <text:list>
                <text:list-header>
                  <text:p text:style-name="P69">Cooking is the skillset applied while preparing and creating food and meals.</text:p>
                </text:list-header>
              </text:list>
            </text:list-item>
            <text:list-item>
              <text:p text:style-name="P52">Crafing (INT)</text:p>
              <text:list>
                <text:list-header>
                  <text:p text:style-name="P69">Crafting is the skillset applied while creating physical objects through the use of tools.</text:p>
                </text:list-header>
              </text:list>
            </text:list-item>
            <text:list-item>
              <text:p text:style-name="P52">Herbalism (INT)</text:p>
              <text:list>
                <text:list-header>
                  <text:p text:style-name="P69">Herbalism is the skillset applied while creating "natural" or "raw" chemical items.</text:p>
                </text:list-header>
              </text:list>
            </text:list-item>
            <text:list-item>
              <text:p text:style-name="P52">Jeweling (DEX)</text:p>
              <text:list>
                <text:list-header>
                  <text:p text:style-name="P69">Jeweling is the skillset applied while creating fine jewelry.</text:p>
                </text:list-header>
              </text:list>
            </text:list-item>
            <text:list-item>
              <text:p text:style-name="P52">Leatherworking (DEX)</text:p>
              <text:list>
                <text:list-header>
                  <text:p text:style-name="P69">Leatherworking is the skillset applied while working with leather and creating items with it.</text:p>
                </text:list-header>
              </text:list>
            </text:list-item>
            <text:list-item>
              <text:p text:style-name="P52">Masonry (STR)</text:p>
              <text:list>
                <text:list-header>
                  <text:p text:style-name="P69">Masonry is the skillset applied while working with stone and creating items with it.</text:p>
                </text:list-header>
              </text:list>
            </text:list-item>
            <text:list-item>
              <text:p text:style-name="P52">Smithing (STR)</text:p>
              <text:list>
                <text:list-header>
                  <text:p text:style-name="P69">Smithing is the skillset applied while working with metal and creating items with it.</text:p>
                </text:list-header>
              </text:list>
            </text:list-item>
            <text:list-item>
              <text:p text:style-name="P52">Performance (CHA)</text:p>
              <text:list>
                <text:list-header>
                  <text:p text:style-name="P69">Performance is the skillset applied while creating fluid inter-personal art, such as a play.</text:p>
                </text:list-header>
              </text:list>
            </text:list-item>
            <text:list-item>
              <text:p text:style-name="P52">Riding (DEX)</text:p>
              <text:list>
                <text:list-header>
                  <text:p text:style-name="P69">Riding is the skillset applied while working with trained animals to transport yourself.</text:p>
                </text:list-header>
              </text:list>
            </text:list-item>
            <text:list-item>
              <text:p text:style-name="P52">Woodworking (STR)</text:p>
              <text:list>
                <text:list-header>
                  <text:p text:style-name="P69">Woodworking is the skillset applied while working with wood and creating items with it.</text:p>
                </text:list-header>
              </text:list>
            </text:list-item>
            <text:list-item>
              <text:p text:style-name="P52">Weaving (DEX)</text:p>
              <text:list>
                <text:list-header>
                  <text:p text:style-name="P69">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5038315671958600508"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5802510634257166665"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70">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The damage you deal with a <text:span text:style-name="T1">Ranged Weapon</text:span> is determined by the <text:span text:style-name="T1">Ammunition</text:span> you us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text:soft-page-break/>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4467041474174967582" text:style-name="L28">
        <text:list-item>
          <text:list>
            <text:list-item>
              <text:p text:style-name="P55">Creation Time is the total number of Watches required succeeding on the related Skill Check.</text:p>
            </text:list-item>
            <text:list-item>
              <text:p text:style-name="P55">Creation Skill are the Skills related to the Creation process of this equipment and the Difficulty Class of succeeding in Creation.</text:p>
            </text:list-item>
            <text:list-item>
              <text:p text:style-name="P55">Creation Tools are the total Tool Actions required to work on this equipment's Creation.</text:p>
            </text:list-item>
            <text:list-item>
              <text:p text:style-name="P55">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8463510596492488790" text:style-name="L29">
        <text:list-item>
          <text:list>
            <text:list-item>
              <text:p text:style-name="P57">Blinding Light is too much light, even through squinted eyes. Typically, Blinding Light is emitted by militaristic sources or intense natural sources.</text:p>
            </text:list-item>
            <text:list-item>
              <text:p text:style-name="P57">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7148567511429044873" text:style-name="L30">
        <text:list-item>
          <text:list>
            <text:list-item>
              <text:p text:style-name="P58">High Light is bright, but not blinding. High Light is emitted by sources like the sun, a campfire, or an electric or arcane lamp.</text:p>
            </text:list-item>
            <text:list-item>
              <text:p text:style-name="P58">High Light has no mechanical benefits or deficits.</text:p>
            </text:list-item>
          </text:list>
        </text:list-item>
      </text:list>
      <text:p text:style-name="P9"/>
      <text:p text:style-name="P8"><text:span text:style-name="T11"><text:tab/></text:span>Low Light</text:p>
      <text:list xml:id="list7440508990813717280" text:style-name="L31">
        <text:list-item>
          <text:list>
            <text:list-item>
              <text:p text:style-name="P59">Low Light enough Light to see generalities, but not details. Typically, Low Light is emitted by small sources, such as candles, or at the edge of High Light.</text:p>
            </text:list-item>
            <text:list-item>
              <text:p text:style-name="P59">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9031671580205342109" text:style-name="L32">
        <text:list-item>
          <text:list>
            <text:list-item>
              <text:p text:style-name="P60">Darkness is little to no light, where you cannot reasonably be certain of what you are seeing.</text:p>
            </text:list-item>
            <text:list-item>
              <text:p text:style-name="P60">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9"/>
      <text:p text:style-name="P9"/>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3H1M50S</meta:editing-duration>
    <meta:editing-cycles>30</meta:editing-cycles>
    <meta:generator>OpenOffice/4.1.13$Win32 OpenOffice.org_project/4113m1$Build-9810</meta:generator>
    <dc:date>2024-08-17T12:44:24.47</dc:date>
    <meta:document-statistic meta:table-count="2" meta:image-count="0" meta:object-count="0" meta:page-count="24" meta:paragraph-count="597" meta:word-count="9162" meta:character-count="53128"/>
    <meta:user-defined meta:name="Info 1"/>
    <meta:user-defined meta:name="Info 2"/>
    <meta:user-defined meta:name="Info 3"/>
    <meta:user-defined meta:name="Info 4"/>
  </office:meta>
</office:document-meta>
</file>